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00000025274D20121221A2A1C.png" manifest:media-type="image/png"/>
  <manifest:file-entry manifest:full-path="Pictures/1000000000000330000002521F6312378FB2075A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2.804cm" draw:z-index="0"><draw:image xlink:href="Pictures/1000000000000330000002521F6312378FB2075A.pdf" xlink:type="simple" xlink:show="embed" xlink:actuate="onLoad"/><draw:image xlink:href="Pictures/10000000000003300000025274D20121221A2A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4-07T12:03:47.955532428</meta:creation-date>
    <dc:date>2017-04-07T12:04:01.157815239</dc:date>
    <dc:creator>Miklos Vajna</dc:creator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0b78d3af59940107c59f8e4ee5fa65d8af00ce4d</meta:generator>
  </office:meta>
</office:document-meta>
</file>